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0d216f" officeooo:paragraph-rsid="000d216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d216f" officeooo:paragraph-rsid="000d216f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s outils de développement :</text:p>
      <text:p text:style-name="P1"/>
      <text:p text:style-name="P2"/>
      <text:p text:style-name="P2"><text:a xlink:type="simple" xlink:href="http://doc.ubuntu-fr.org/eclipse">http://doc.ubuntu-fr.org/eclipse</text:a></text:p>
      <text:p text:style-name="P2">pour avoir les menus déroulant !</text:p>
      <text:p text:style-name="P2"/>
      <text:p text:style-name="P2">UBUNTU_MENUPROXY= /home/vassily/eclipse/eclipse </text:p>
      <text:p text:style-name="P2"/>
      <text:p text:style-name="P2">suivre ce tuto <text:a xlink:type="simple" xlink:href="http://video-tuto.com/Developper-des-application-Android-sous-Linux-Ubuntu.html">http://video-tuto.com/Developper-des-application-Android-sous-Linux-Ubuntu.html</text:a></text:p>
      <text:p text:style-name="P2">j'en suis à la minute 10 à peu prè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y </meta:initial-creator>
    <meta:creation-date>2014-12-12T00:25:29.581496131</meta:creation-date>
    <dc:date>2015-01-02T22:13:34.437323559</dc:date>
    <dc:creator>Vassily </dc:creator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6" meta:word-count="28" meta:character-count="283" meta:non-whitespace-character-count="260"/>
  </office:meta>
</office:document-meta>
</file>